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3" style:family="paragraph" style:parent-style-name="Text_20_body">
      <style:text-properties fo:font-weight="normal" officeooo:paragraph-rsid="00065d6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0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1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2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4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9148e9"/>
    </style:style>
    <style:style style:name="T19" style:family="text">
      <style:text-properties officeooo:rsid="03ade3db"/>
    </style:style>
    <style:style style:name="T20" style:family="text">
      <style:text-properties officeooo:rsid="03cbca06"/>
    </style:style>
    <style:style style:name="T21" style:family="text">
      <style:text-properties officeooo:rsid="03e474da"/>
    </style:style>
    <style:style style:name="T22" style:family="text">
      <style:text-properties officeooo:rsid="03e8b1ba"/>
    </style:style>
    <style:style style:name="T23" style:family="text">
      <style:text-properties officeooo:rsid="03eaba53"/>
    </style:style>
    <style:style style:name="T24" style:family="text">
      <style:text-properties officeooo:rsid="03ef361a"/>
    </style:style>
    <style:style style:name="T25" style:family="text">
      <style:text-properties officeooo:rsid="03f05dad"/>
    </style:style>
    <style:style style:name="T26" style:family="text">
      <style:text-properties officeooo:rsid="03f31327"/>
    </style:style>
    <style:style style:name="T27" style:family="text">
      <style:text-properties officeooo:rsid="03f5ed51"/>
    </style:style>
    <style:style style:name="T28" style:family="text">
      <style:text-properties officeooo:rsid="040587c2"/>
    </style:style>
    <style:style style:name="T29" style:family="text">
      <style:text-properties officeooo:rsid="0411d7a4"/>
    </style:style>
    <style:style style:name="T30" style:family="text">
      <style:text-properties officeooo:rsid="04215b34"/>
    </style:style>
    <style:style style:name="T31" style:family="text">
      <style:text-properties officeooo:rsid="04231e4b"/>
    </style:style>
    <style:style style:name="T32" style:family="text">
      <style:text-properties officeooo:rsid="0423fd98"/>
    </style:style>
    <style:style style:name="T33" style:family="text">
      <style:text-properties officeooo:rsid="0425b6a0"/>
    </style:style>
    <style:style style:name="T34" style:family="text">
      <style:text-properties officeooo:rsid="042af567"/>
    </style:style>
    <style:style style:name="T35" style:family="text">
      <style:text-properties officeooo:rsid="042c9a3c"/>
    </style:style>
    <style:style style:name="T36" style:family="text">
      <style:text-properties officeooo:rsid="042d416f"/>
    </style:style>
    <style:style style:name="T37" style:family="text">
      <style:text-properties officeooo:rsid="042f3015"/>
    </style:style>
    <style:style style:name="T38" style:family="text">
      <style:text-properties officeooo:rsid="04308e58"/>
    </style:style>
    <style:style style:name="T39" style:family="text">
      <style:text-properties officeooo:rsid="04314439"/>
    </style:style>
    <style:style style:name="T40" style:family="text">
      <style:text-properties officeooo:rsid="04323f13"/>
    </style:style>
    <style:style style:name="T41" style:family="text">
      <style:text-properties officeooo:rsid="0432a3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P1">Active Presenter: <text:span text:style-name="T28">9.0.</text:span><text:span text:style-name="T38">7</text:span></text:p>
      <text:p text:style-name="P2">LibreOffice: <text:span text:style-name="T9">7.</text:span><text:span text:style-name="T36">5.</text:span><text:span text:style-name="T39">2</text:span></text:p>
      <text:p text:style-name="P3"><text:span text:style-name="T7">Thunderbird: </text:span><text:span text:style-name="T23">102.</text:span><text:span text:style-name="T40">10.</text:span><text:span text:style-name="T41">1</text:span></text:p>
      <text:p text:style-name="P2">VLC: 3.0.<text:span text:style-name="T5">1</text:span><text:span text:style-name="T31">8<text:tab/></text:span></text:p>
      <text:p text:style-name="P2">DVDStyler: 3.<text:span text:style-name="T12">2.</text:span><text:span text:style-name="T14">1<text:tab/></text:span></text:p>
      <text:p text:style-name="P2">GIMP: 2.10.<text:span text:style-name="T18">3</text:span><text:span text:style-name="T37">4</text:span></text:p>
      <text:p text:style-name="P2">OpenShot: <text:span text:style-name="T32">3.</text:span><text:span text:style-name="T40">1.1</text:span></text:p>
      <text:p text:style-name="P4"><text:span text:style-name="T7">Audacity: </text:span><text:span text:style-name="T10">3.</text:span><text:span text:style-name="T41">3.1</text:span></text:p>
      <text:p text:style-name="P2">Paint.net: <text:span text:style-name="T34">5.0</text:span><text:span text:style-name="T39">3</text:span></text:p>
      <text:p text:style-name="P2">MakeMKV: 1.1<text:span text:style-name="T23">7.</text:span><text:span text:style-name="T36">3</text:span></text:p>
      <text:p text:style-name="P5">SMPlayer: <text:span text:style-name="T3">2</text:span><text:span text:style-name="T19">2.</text:span><text:span text:style-name="T24">7.0</text:span></text:p>
      <text:p text:style-name="P6">Kdenlive: <text:span text:style-name="T6">2</text:span><text:span text:style-name="T40">3.04.0</text:span></text:p>
      <text:p text:style-name="P7">Rocky Linux: <text:span text:style-name="T24">9.</text:span><text:span text:style-name="T30">1</text:span></text:p>
      <text:p text:style-name="P8">Ubuntu Server: 2<text:span text:style-name="T20">2.04.</text:span><text:span text:style-name="T37">2</text:span></text:p>
      <text:p text:style-name="P3"><text:span text:style-name="T7">Fedora: 3</text:span><text:span text:style-name="T40">8</text:span></text:p>
      <text:p text:style-name="P2">Linux Mint: <text:span text:style-name="T8">2</text:span><text:span text:style-name="T27">1.</text:span><text:span text:style-name="T33">1</text:span></text:p>
      <text:p text:style-name="P9">Kubuntu: <text:span text:style-name="T4">2</text:span><text:span text:style-name="T20">2.04.</text:span><text:span text:style-name="T37">2</text:span></text:p>
      <text:p text:style-name="P10">Fedora lxqt: 3<text:span text:style-name="T40">8</text:span></text:p>
      <text:p text:style-name="P11">Arch: <text:span text:style-name="T39">4</text:span><text:span text:style-name="T31">-</text:span><text:span text:style-name="T37">1-</text:span><text:span text:style-name="T36">23</text:span></text:p>
      <text:p text:style-name="P12">Debian (Stable): 1<text:span text:style-name="T13">1.</text:span><text:span text:style-name="T33">6.0</text:span></text:p>
      <text:p text:style-name="P13">OpenSuse (Leap): 15.<text:span text:style-name="T22">4</text:span></text:p>
      <text:p text:style-name="P14">Visual Studio: 20<text:span text:style-name="T15">22<text:tab/></text:span></text:p>
      <text:p text:style-name="P15">FileZilla Client: 3.<text:span text:style-name="T21">6</text:span><text:span text:style-name="T41">4.0</text:span></text:p>
      <text:p text:style-name="P16">Notepad ++: <text:span text:style-name="T11">8.</text:span><text:span text:style-name="T37">5.</text:span><text:span text:style-name="T40">2</text:span></text:p>
      <text:p text:style-name="P16">Brackets: <text:span text:style-name="T16">Pre-Release </text:span><text:span text:style-name="T17">2.</text:span><text:span text:style-name="T25">1.2</text:span></text:p>
      <text:p text:style-name="P16">Rufus: <text:span text:style-name="T41">4</text:span></text:p>
      <text:p text:style-name="P17">VirtualBox: <text:span text:style-name="T29">7.0.</text:span><text:span text:style-name="T40">8</text:span></text:p>
      <text:p text:style-name="P16">Sharex: <text:span text:style-name="T25">1</text:span><text:span text:style-name="T35">5.0.0</text:span></text:p>
      <text:p text:style-name="P16"><text:soft-page-break/>XDM:<text:span text:style-name="T2"> </text:span><text:span text:style-name="T30">2018</text:span></text:p>
      <text:p text:style-name="P16">Vivaldi: <text:span text:style-name="T40">6.0</text:span></text:p>
      <text:p text:style-name="P16">7-zip: <text:span text:style-name="T1">2</text:span><text:span text:style-name="T26">2.01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4-29T20:01:00.281009632</dc:date>
    <meta:editing-duration>P2DT12H18M35S</meta:editing-duration>
    <meta:editing-cycles>496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4" meta:non-whitespace-character-count="486"/>
  </office:meta>
</office:document-meta>
</file>